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Times"/>
    </style:style>
    <style:style style:name="P3" style:family="paragraph" style:parent-style-name="Standard">
      <style:paragraph-properties fo:text-align="center" style:justify-single-word="false"/>
      <style:text-properties style:font-name="Time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"/>
    </style:style>
    <style:style style:name="P8" style:family="paragraph" style:parent-style-name="Standard" style:list-style-name="L2">
      <style:paragraph-properties fo:text-align="justify" style:justify-single-word="false"/>
      <style:text-properties style:font-name="Times"/>
    </style:style>
    <style:style style:name="P9" style:family="paragraph" style:parent-style-name="Standard" style:list-style-name="L3">
      <style:paragraph-properties fo:text-align="justify" style:justify-single-word="false"/>
      <style:text-properties style:font-name="Times"/>
    </style:style>
    <style:style style:name="P10" style:family="paragraph" style:parent-style-name="Standard" style:list-style-name="L4">
      <style:paragraph-properties fo:text-align="justify" style:justify-single-word="false"/>
      <style:text-properties style:font-name="Time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4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justify" style:justify-single-word="false"/>
      <style:text-properties style:font-name="Times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041290"/>
    </style:style>
    <style:style style:name="T2" style:family="text">
      <style:text-properties officeooo:rsid="0006b3a0"/>
    </style:style>
    <style:style style:name="T3" style:family="text">
      <style:text-properties officeooo:rsid="0008a3f3"/>
    </style:style>
    <style:style style:name="T4" style:family="text">
      <style:text-properties officeooo:rsid="000b88ee"/>
    </style:style>
    <style:style style:name="T5" style:family="text">
      <style:text-properties officeooo:rsid="000bc2f8"/>
    </style:style>
    <style:style style:name="T6" style:family="text">
      <style:text-properties officeooo:rsid="000df8ae"/>
    </style:style>
    <style:style style:name="T7" style:family="text">
      <style:text-properties officeooo:rsid="000f175a"/>
    </style:style>
    <style:style style:name="T8" style:family="text">
      <style:text-properties officeooo:rsid="00109c6b"/>
    </style:style>
    <style:style style:name="T9" style:family="text">
      <style:text-properties officeooo:rsid="0010bfc9"/>
    </style:style>
    <style:style style:name="T10" style:family="text">
      <style:text-properties officeooo:rsid="0010f9c8"/>
    </style:style>
    <style:style style:name="T11" style:family="text">
      <style:text-properties officeooo:rsid="00120722"/>
    </style:style>
    <style:style style:name="T12" style:family="text">
      <style:text-properties officeooo:rsid="00123d45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•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fessions</text:p>
      <text:p text:style-name="P2"/>
      <text:p text:style-name="P2"><text:tab/>Most non-samurai NPCs don't have a School and instead acquire abilities relating to the work that they do. <text:s/>Here are the rules for playing non-samurai characters with professions instead of schools:</text:p>
      <text:list xml:id="list5656302691" text:style-name="L1">
        <text:list-item>
          <text:p text:style-name="P7">Characters with professions start with their Rings at 1 instead of 2. <text:s/>They do not raise a Ring for free at character creation. <text:s/>The max score for a Ring at character creation is 2 instead of 3.</text:p>
        </text:list-item>
        <text:list-item>
          <text:p text:style-name="P7">Characters with professions do not get to raise a specialty knack for free at character creation and their attack and parry knacks start at 0 instead of 1.</text:p>
        </text:list-item>
        <text:list-item>
          <text:p text:style-name="P7">Characters with professions start with 1 profession ability and gain an additional profession ability for every 15XP earned. <text:s/>Each ability may be taken from any of the non-ninja ability lists below; the ninja list is reserved for ninja only.</text:p>
        </text:list-item>
      </text:list>
      <text:p text:style-name="P2"/>
      <text:p text:style-name="P3">Wave Man Abilities</text:p>
      <text:list xml:id="list1032050093" text:style-name="L2">
        <text:list-item>
          <text:p text:style-name="P8">When you make an attack roll that would miss, raise it by 5. <text:s/>Any parry attempt against an attack that receives a free raise in this manner automatically succeeds.</text:p>
        </text:list-item>
        <text:list-item>
          <text:p text:style-name="P8">Raise the TN of someone trying to parry one of your attacks by 5.</text:p>
        </text:list-item>
        <text:list-item>
          <text:p text:style-name="P8">When using a weapon that deals less than 4k2 damage, add an extra rolled damage die to the weapon's base damage, to a maximum of 4k2 base damage. <text:s/>Also, subtract 2 from your armor damage reduction penalty.</text:p>
        </text:list-item>
        <text:list-item>
          <text:p text:style-name="P8">Round your damage rolls up to the nearest multiple of 5. <text:s/>If the roll is already a multiple of 5, then raise it by 3.</text:p>
        </text:list-item>
        <text:list-item>
          <text:p text:style-name="P8">You may reroll 10s on a single die when crippled.</text:p>
        </text:list-item>
        <text:list-item>
          <text:p text:style-name="P8">Roll one extra unkept die on initiative.</text:p>
        </text:list-item>
        <text:list-item>
          <text:p text:style-name="P8">Roll two extra unkept dice on wound checks.</text:p>
        </text:list-item>
        <text:list-item>
          <text:p text:style-name="P8">When someone is keeping at least one extra die of damage from exceeding their attack roll TN, subtract 5 from the damage.</text:p>
        </text:list-item>
        <text:list-item>
          <text:p text:style-name="P8">When someone unsuccessfully tries to parry an attack, you may roll 2 of the extra damage dice that you would have rolled had they not attempted to parry.</text:p>
        </text:list-item>
        <text:list-item>
          <text:p text:style-name="P8">Raise the TN of someone making a wound check from damage you dealt to them by 5. <text:s/>If they fail they take serious wounds as if the TN had not been raised.</text:p>
        </text:list-item>
      </text:list>
      <text:p text:style-name="P2"/>
      <text:p text:style-name="P5">Worker Abilities</text:p>
      <text:list xml:id="list604191876" text:style-name="L3">
        <text:list-item>
          <text:p text:style-name="P9">You may regain a VP with 4 fewer hours of sleep at night.</text:p>
          <text:list>
            <text:list-header>
              <text:p text:style-name="P9">Money bonus: <text:span text:style-name="T2">1</text:span>0%</text:p>
            </text:list-header>
          </text:list>
        </text:list-item>
        <text:list-item>
          <text:p text:style-name="P9">All penalties from sickness are cut in half. <text:s/><text:span text:style-name="T1">Taking this twice cuts it to a fourth.</text:span></text:p>
          <text:list>
            <text:list-header>
              <text:p text:style-name="P9">Money bonus: <text:span text:style-name="T3">1</text:span><text:span text:style-name="T1">0%</text:span></text:p>
            </text:list-header>
          </text:list>
        </text:list-item>
        <text:list-item>
          <text:p text:style-name="P9">Ignore one day worth of fatigue penalties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receive 3 free raises on etiquette when speaking to anyone from a higher social class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may buy and raise any advanced knack which is normally basic as if it were basic.</text:p>
          <text:list>
            <text:list-header>
              <text:p text:style-name="P9"><text:soft-page-break/>Money bonus: 10%</text:p>
            </text:list-header>
          </text:list>
        </text:list-item>
        <text:list-item>
          <text:p text:style-name="P9">You get three free raises on commerce rolls when making purchase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4 free raises on bragging and precepts rolls when speaking about your own sense of ethics.</text:p>
          <text:list>
            <text:list-header>
              <text:p text:style-name="P9">Money bonus: 10%</text:p>
            </text:list-header>
          </text:list>
        </text:list-item>
        <text:list-item>
          <text:p text:style-name="P9">You get 2 free raises on strength roll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2 free raises on all endurance rolls.</text:p>
          <text:list>
            <text:list-header>
              <text:p text:style-name="P9">Money bonus: 20%</text:p>
            </text:list-header>
          </text:list>
        </text:list-item>
        <text:list-item>
          <text:p text:style-name="P9">You get 5 free raises on open sincerity and open tact rolls when trying to avoid being in trouble with an authority figure.</text:p>
          <text:list>
            <text:list-header>
              <text:p text:style-name="P9">Money bonus: none</text:p>
            </text:list-header>
          </text:list>
        </text:list-item>
      </text:list>
      <text:p text:style-name="P2"><text:span text:style-name="T10"/></text:p>
      <text:p text:style-name="P3">Merchant Abilities</text:p>
      <text:list xml:id="list2131789517" text:style-name="L4">
        <text:list-item>
          <text:p text:style-name="P10">You get 2 free raises to sincerity rolls relating to your business.</text:p>
          <text:list>
            <text:list-header>
              <text:p text:style-name="P10">Money bonus: <text:span text:style-name="T4">10</text:span>%</text:p>
            </text:list-header>
          </text:list>
        </text:list-item>
        <text:list-item>
          <text:p text:style-name="P10">You get 2 free raises to interrogation rolls relating to your business.</text:p>
          <text:list>
            <text:list-header>
              <text:p text:style-name="P10">Money bonus: <text:span text:style-name="T5">10</text:span>%</text:p>
            </text:list-header>
          </text:list>
        </text:list-item>
        <text:list-item>
          <text:p text:style-name="P11">You get 4 free raises to investigation rolls relating to your business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You get 3 free raises when making bragging and precepts rolls relating to your business experience, and an extra free raise if the roll is contested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You get 2 free raises to contested commerce rolls when your commerce rank is at least as high as your opponent's.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4 free raises to culture rolls<text:span text:style-name="T8"> to purchase</text:span><text:span text:style-name="T6"> gifts</text:span>.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5 free raises on heraldry rolls for the purpose of knowing your customers and their family backgrounds and relationships</text:p>
          <text:list>
            <text:list-header>
              <text:p text:style-name="P11">Money bonus: 20%</text:p>
            </text:list-header>
          </text:list>
        </text:list-item>
        <text:list-item>
          <text:p text:style-name="P11">You get 3 free raises on law rolls relating to your business</text:p>
          <text:list>
            <text:list-header>
              <text:p text:style-name="P11">Money bonus: <text:span text:style-name="T9">10</text:span>%</text:p>
            </text:list-header>
          </text:list>
        </text:list-item>
        <text:list-item>
          <text:p text:style-name="P11">You may choose to spend one void point to reroll any roll relating to your business.</text:p>
          <text:list>
            <text:list-header>
              <text:p text:style-name="P11">Money bonus: 10%</text:p>
            </text:list-header>
          </text:list>
        </text:list-item>
        <text:list-item>
          <text:p text:style-name="P11">Roll 4 extra dice on open commerce rolls relating to your business.</text:p>
          <text:list>
            <text:list-header>
              <text:p text:style-name="P11">Money bonus: 20%</text:p>
            </text:list-header>
          </text:list>
        </text:list-item>
      </text:list>
      <text:p text:style-name="P4"/>
      <text:p text:style-name="P3">Ninja Abilities</text:p>
      <text:list xml:id="list155870118" text:style-name="L5">
        <text:list-item>
          <text:p text:style-name="P12">Raise the TN to hit you by 5; if you are hit, then your attacker rolls an extra die of damage <text:span text:style-name="T12">if </text:span>their attack yields extra damage for exceeding its TN.</text:p>
        </text:list-item>
        <text:list-item>
          <text:p text:style-name="P12">If your attacker has rolled more than one 10 on their damage roll, they reroll one fewer <text:soft-page-break/>10, to a minimum of one 10 being rerolled.</text:p>
        </text:list-item>
        <text:list-item>
          <text:p text:style-name="P12">Your attacker rolls 1 fewer die on all type of attack rolls against you, to a minimum of their Fire.</text:p>
        </text:list-item>
        <text:list-item>
          <text:p text:style-name="P12">After you roll initiative, lower all of your action dice by <text:span text:style-name="T11">2</text:span>.</text:p>
        </text:list-item>
        <text:list-item>
          <text:p text:style-name="P12">You may keep 2 extra dice on your damage rolls, however they must be your two lowest dice not already being kept.</text:p>
        </text:list-item>
        <text:list-item>
          <text:p text:style-name="P12">Add your Fire to your attack rolls.</text:p>
        </text:list-item>
        <text:list-item>
          <text:p text:style-name="P12">All dice that roll less than 5 on your wound checks get a bonus of (5-X) where X is the value of the die.</text:p>
        </text:list-item>
        <text:list-item>
          <text:p text:style-name="P12">You get 4 free raises to sincerity rolls involving your profession.</text:p>
        </text:list-item>
        <text:list-item>
          <text:p text:style-name="P12">You get 4 free raises to sneaking rolls when trying to not be seen.</text:p>
        </text:list-item>
        <text:list-item>
          <text:p text:style-name="P12">You get 4 free raises to sneaking rolls when trying to not be noticeable/memorable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StarSymbol1" svg:font-family="StarSymbol"/>
    <style:font-face style:name="Times" svg:font-family="Times" style:font-family-generic="roman"/>
    <style:font-face style:name="Bitstream Vera Sans" svg:font-family="'Bitstream Vera San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Endnote_20_Symbol" style:display-name="End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creation-date>2006-05-27T08:16:32</meta:creation-date>
    <dc:date>2013-04-28T15:45:47</dc:date>
    <dc:language>en-US</dc:language>
    <meta:editing-cycles>262</meta:editing-cycles>
    <meta:editing-duration>PT20H37M40S</meta:editing-duration>
    <meta:document-statistic meta:table-count="0" meta:image-count="0" meta:object-count="0" meta:page-count="3" meta:paragraph-count="69" meta:word-count="954" meta:character-count="4870" meta:non-whitespace-character-count="4038"/>
    <meta:user-defined meta:name="Info 1"/>
    <meta:user-defined meta:name="Info 2"/>
    <meta:user-defined meta:name="Info 3"/>
    <meta:user-defined meta:name="Info 4"/>
  </office:meta>
</office:document-meta>
</file>